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fo:font-weight="bold" style:font-style-asian="italic"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5" style:family="paragraph" style:parent-style-name="Standard" style:list-style-name="WWNum2">
      <style:paragraph-properties fo:margin-left="0.5in" fo:margin-right="0in" fo:margin-top="0.0398in" fo:margin-bottom="0in" loext:contextual-spacing="false" fo:text-indent="-0.25in" style:auto-text-indent="false"/>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2">
      <style:paragraph-properties fo:margin-left="0.5in" fo:margin-right="0in" fo:margin-top="0in" fo:margin-bottom="0in" loext:contextual-spacing="false" fo:text-indent="-0.25in" style:auto-text-indent="false"/>
    </style:style>
    <style:style style:name="P29" style:family="paragraph" style:parent-style-name="Standard" style:list-style-name="WWNum3">
      <style:paragraph-properties fo:margin-left="0.5in" fo:margin-right="0in" fo:margin-top="0in" fo:margin-bottom="0in" loext:contextual-spacing="false" fo:text-indent="-0.25in" style:auto-text-indent="false"/>
    </style:style>
    <style:style style:name="P30" style:family="paragraph" style:parent-style-name="Standard" style:list-style-name="WWNum4">
      <style:paragraph-properties fo:margin-left="0.5in" fo:margin-right="0in" fo:margin-top="0in" fo:margin-bottom="0in" loext:contextual-spacing="false" fo:text-indent="-0.25in" style:auto-text-indent="false"/>
    </style:style>
    <style:style style:name="P31" style:family="paragraph" style:parent-style-name="Standard" style:list-style-name="WWNum1">
      <style:paragraph-properties fo:margin-left="0.5in" fo:margin-right="0in" fo:margin-top="0in" fo:margin-bottom="0.0429in" loext:contextual-spacing="false" fo:text-indent="-0.25in" style:auto-text-indent="false"/>
    </style:style>
    <style:style style:name="P32" style:family="paragraph" style:parent-style-name="Standard" style:list-style-name="WWNum3">
      <style:paragraph-properties fo:margin-left="0.5in" fo:margin-right="0in" fo:margin-top="0in" fo:margin-bottom="0.0429in" loext:contextual-spacing="false" fo:text-indent="-0.25in" style:auto-text-indent="false"/>
    </style:style>
    <style:style style:name="P33" style:family="paragraph" style:parent-style-name="Standard" style:list-style-name="WWNum4">
      <style:paragraph-properties fo:margin-left="0.5in" fo:margin-right="0in" fo:margin-top="0in" fo:margin-bottom="0.0429in" loext:contextual-spacing="false" fo:text-indent="-0.25in" style:auto-text-indent="false"/>
    </style:style>
    <style:style style:name="P34" style:family="paragraph" style:parent-style-name="Standard" style:list-style-name="WWNum2">
      <style:paragraph-properties fo:margin-left="1in" fo:margin-right="0in" fo:margin-top="0in" fo:margin-bottom="0in" loext:contextual-spacing="false" fo:text-indent="-0.25in" style:auto-text-indent="false"/>
    </style:style>
    <style:style style:name="P35" style:family="paragraph" style:parent-style-name="Heading_20_1" style:list-style-name="WWNum5"/>
    <style:style style:name="P36" style:family="paragraph" style:parent-style-name="Heading_20_1" style:list-style-name="WWNum5">
      <style:paragraph-properties fo:break-before="auto" fo:break-after="auto"/>
    </style:style>
    <style:style style:name="P37"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style:text-underline-style="none"/>
    </style:style>
    <style:style style:name="T21" style:family="text">
      <style:text-properties fo:font-style="italic" style:text-underline-style="solid" style:text-underline-width="auto" style:text-underline-color="font-color" fo:font-weight="bold" style:font-style-asian="italic" style:font-weight-asian="bold"/>
    </style:style>
    <style:style style:name="T22" style:family="text">
      <style:text-properties fo:font-style="italic" fo:font-weight="bold" style:font-style-asian="italic" style:font-weight-asian="bold"/>
    </style:style>
    <style:style style:name="T23" style:family="text">
      <style:text-properties fo:color="#1155cc" style:text-underline-style="solid" style:text-underline-width="auto" style:text-underline-color="font-color"/>
    </style:style>
    <style:style style:name="T2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aczyuw2yex2w"/><text:span text:style-name="T1">Sistemes de gestió empresarial</text:span><text:span text:style-name="T2"><text:line-break/></text:span><text:span text:style-name="T3">UD 05. (Presencial) Activitats avaluables 01</text:span></text:p>
      <text:p text:style-name="P2"><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4"/>
      <text:p text:style-name="P5"><text:span text:style-name="T5">Autor: Sergi García Barea</text:span></text:p>
      <text:p text:style-name="P5"><text:span text:style-name="T5">Actualitzat octubre 2021</text:span></text:p>
      <text:p text:style-name="P5"><text:span text:style-name="T6">Llicència</text:span></text:p>
      <text:p text:style-name="P7"/>
      <text:p text:style-name="P6"><text:span text:style-name="T7">Reconeixement - No comercial - CompartirIgual </text:span><text:span text:style-name="T8">(BY-NC-SA): No es permet un ús comercial de l'obra original ni de les possibles obres derivades, la distribució de les quals s'ha de fer amb una llicència igual a la que regula l'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l llarg d'aquest tema s'utilitzaran diferents símbols per distingir elements importants dins del contingut. Aquests símbols són:</text:p>
      <text:p text:style-name="P8"/>
      <text:p text:style-name="P10"><text:span text:style-name="T10"><text:s/>📖 </text:span><text:span text:style-name="T11">Important</text:span></text:p>
      <text:p text:style-name="P11"><text:soft-page-break/></text:p>
      <text:p text:style-name="P10"><text:span text:style-name="T12"><text:s/>❕</text:span><text:span text:style-name="T13"> </text:span><text:span text:style-name="T11">Atenció</text:span></text:p>
      <text:p text:style-name="P11"/>
      <text:p text:style-name="P10"><text:span text:style-name="T10"><text:s/>💬</text:span> <text:span text:style-name="T11">Interessant</text:span></text:p>
      <text:p text:style-name="P12"><text:span text:style-name="T14">Índex de contingut</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Data d’entrega</text:span></text:a><text:span text:style-name="T18"><text:tab/>3</text:span></text:p>
          <text:p text:style-name="P14"><text:a xlink:type="simple" xlink:href="#_9maybllx2a09" text:style-name="Index_20_Link" text:visited-style-name="Index_20_Link"><text:span text:style-name="T18">Observacions prèvies a la realització de la tasca avaluables</text:span></text:a><text:span text:style-name="T18"><text:tab/>3</text:span></text:p>
          <text:p text:style-name="P14"><text:a xlink:type="simple" xlink:href="#_2itjvswydgw7" text:style-name="Index_20_Link" text:visited-style-name="Index_20_Link"><text:span text:style-name="T18">Citació demostració d’autoria dels exercicis i castic per copia</text:span></text:a><text:span text:style-name="T18"><text:tab/>3</text:span></text:p>
          <text:p text:style-name="P14"><text:a xlink:type="simple" xlink:href="#_42r7h17vh8ep" text:style-name="Index_20_Link" text:visited-style-name="Index_20_Link"><text:span text:style-name="T18">Entrevista tècnica</text:span></text:a><text:span text:style-name="T18"><text:tab/>4</text:span></text:p>
          <text:p text:style-name="P14"><text:a xlink:type="simple" xlink:href="#_viyy9irjbnvt" text:style-name="Index_20_Link" text:visited-style-name="Index_20_Link"><text:span text:style-name="T18">Pregunta entrevista 01</text:span></text:a><text:span text:style-name="T18"><text:tab/>4</text:span></text:p>
          <text:p text:style-name="P14"><text:a xlink:type="simple" xlink:href="#_iue3awf1svd8" text:style-name="Index_20_Link" text:visited-style-name="Index_20_Link"><text:span text:style-name="T9">Pregunta entrevista 02</text:span></text:a><text:span text:style-name="T9"><text:tab/>4</text:span></text:p>
          <text:p text:style-name="P14"><text:a xlink:type="simple" xlink:href="#_ee7ha6i6dtf3" text:style-name="Index_20_Link" text:visited-style-name="Index_20_Link"><text:span text:style-name="T18">Pregunta entrevista 03</text:span></text:a><text:span text:style-name="T18"><text:tab/>5</text:span></text:p>
          <text:p text:style-name="P14"><text:a xlink:type="simple" xlink:href="#_cbr7xhlha71c" text:style-name="Index_20_Link" text:visited-style-name="Index_20_Link"><text:span text:style-name="T9">Pregunta entrevista 04</text:span></text:a><text:span text:style-name="T9"><text:tab/>5</text:span></text:p>
          <text:p text:style-name="P14"><text:a xlink:type="simple" xlink:href="#_8k3r29acb6os" text:style-name="Index_20_Link" text:visited-style-name="Index_20_Link"><text:span text:style-name="T9">Pregunta entrevista 05</text:span></text:a><text:span text:style-name="T9"><text:tab/>5</text:span></text:p>
          <text:p text:style-name="P14"><text:a xlink:type="simple" xlink:href="#_soil8dlmecdc" text:style-name="Index_20_Link" text:visited-style-name="Index_20_Link"><text:span text:style-name="T9">Pregunta entrevista 06</text:span></text:a><text:span text:style-name="T9"><text:tab/>6</text:span></text:p>
          <text:p text:style-name="P14"><text:a xlink:type="simple" xlink:href="#_vw8rw3phwpgn" text:style-name="Index_20_Link" text:visited-style-name="Index_20_Link"><text:span text:style-name="T18">Pregunta entrevista 07</text:span></text:a><text:span text:style-name="T18"><text:tab/>6</text:span></text:p>
          <text:p text:style-name="P14"><text:a xlink:type="simple" xlink:href="#_8l72fx451459" text:style-name="Index_20_Link" text:visited-style-name="Index_20_Link"><text:span text:style-name="T18">Pregunta entrevista 08</text:span></text:a><text:span text:style-name="T18"><text:tab/>7</text:span></text:p>
          <text:p text:style-name="P14"><text:a xlink:type="simple" xlink:href="#_e118bn52s19y" text:style-name="Index_20_Link" text:visited-style-name="Index_20_Link"><text:span text:style-name="T18">Pregunta entrevista 09</text:span></text:a><text:span text:style-name="T18"><text:tab/>7</text:span></text:p>
          <text:p text:style-name="P14"><text:a xlink:type="simple" xlink:href="#_uagkr6qiqv6g" text:style-name="Index_20_Link" text:visited-style-name="Index_20_Link"><text:span text:style-name="T18">Pregunta entrevista 10</text:span></text:a><text:span text:style-name="T18"><text:tab/>7</text:span></text:p>
          <text:p text:style-name="P14"><text:a xlink:type="simple" xlink:href="#_za5gxeh5rekm" text:style-name="Index_20_Link" text:visited-style-name="Index_20_Link"><text:span text:style-name="T18">Pregunta entrevista 11</text:span></text:a><text:span text:style-name="T18"><text:tab/>7</text:span></text:p>
          <text:p text:style-name="P14"><text:a xlink:type="simple" xlink:href="#_1njrcxtecf6g" text:style-name="Index_20_Link" text:visited-style-name="Index_20_Link"><text:span text:style-name="T18">Pregunta entrevista 12</text:span></text:a><text:span text:style-name="T18"><text:tab/>8</text:span></text:p>
          <text:p text:style-name="P14"><text:soft-page-break/><text:a xlink:type="simple" xlink:href="#_xwzriuao28x1" text:style-name="Index_20_Link" text:visited-style-name="Index_20_Link"><text:span text:style-name="T9">Pregunta entrevista 13</text:span></text:a><text:span text:style-name="T9"><text:tab/>8</text:span></text:p>
          <text:p text:style-name="P15"><text:a xlink:type="simple" xlink:href="#_fecl4ysxugpx" text:style-name="Index_20_Link" text:visited-style-name="Index_20_Link"><text:span text:style-name="T9">Pregunta entrevista 14</text:span></text:a><text:span text:style-name="T9"><text:tab/>8</text:span></text:p>
        </text:index-body>
      </text:table-of-content>
      <text:p text:style-name="P17"/>
      <text:p text:style-name="P17"/>
      <text:p text:style-name="P19"><text:span text:style-name="T15">UD05. Activitats avaluables (Presencial)</text:span></text:p>
      <text:list xml:id="list1351473507" text:style-name="WWNum5">
        <text:list-item>
          <text:p text:style-name="P36"><text:bookmark text:name="_dbh0n1vac4c8"/>Data d’entrega</text:p>
        </text:list-item>
      </text:list>
      <text:p text:style-name="Standard"><text:span text:style-name="T11">Data límit d'entrega: </text:span><text:span text:style-name="T19">Dilluns 22 de novembre a les 14:00.</text:span></text:p>
      <text:p text:style-name="Standard">L’activitat serà avaluada quan haja passat la data límit d’entrega.</text:p>
      <text:p text:style-name="P24"><text:span text:style-name="T12"><text:s/>❕</text:span><text:span text:style-name="T13"> </text:span><text:span text:style-name="T11">Atenció: </text:span>la data d’entrega no és prorrogable. Si no entregues en temps, la qualificació serà 0.</text:p>
      <text:list xml:id="list44606771338834" text:continue-numbering="true" text:style-name="WWNum5">
        <text:list-item>
          <text:p text:style-name="P36"><text:bookmark text:name="_9maybllx2a09"/>Observacions prèvies a la realització de la tasca avaluables</text:p>
        </text:list-item>
      </text:list>
      <text:list xml:id="list4248908079" text:style-name="WWNum2">
        <text:list-item>
          <text:p text:style-name="P25">Per a lliurar les imatges dels contenidors, has d’utilitzar el repositori de “Docker Hub”.</text:p>
          <text:list>
            <text:list-item>
              <text:p text:style-name="P34">Les imatges dels contenidors han de ser privades.</text:p>
            </text:list-item>
          </text:list>
        </text:list-item>
        <text:list-item>
          <text:p text:style-name="P28">Has d’utilitzar el repositori Github creat per lliurar treballs del mòdul. Recordeu que el repositori de Github:</text:p>
          <text:list>
            <text:list-item>
              <text:p text:style-name="P34">És un lloc de treball. Es valorarà si s’ha utilitzat correctament (pujant versions i no actuant únicament com un lloc on lliurar la tasca).</text:p>
            </text:list-item>
            <text:list-item>
              <text:p text:style-name="P34">És molt important que el repositori siga privat, per tal d’evitar una hipotètica còpia d’altres alumnes.</text:p>
            </text:list-item>
            <text:list-item>
              <text:p text:style-name="P34">El repositori ha d'estar organitzat en carpetes i fitxers, amb noms descriptius tant en fitxers com de carpetes, de forma que siga fàcil navegar, no a soles per mi, sinó per un hipotètic contractador que veja el teu repositori com un portfolio.</text:p>
            </text:list-item>
            <text:list-item>
              <text:p text:style-name="P34">El repositori és un portfolio i no "un lloc on entregar la pràctica". Faciliteu la lectura pujant el document en PDF mínim (a més, podeu pujar en ODT, DOCX, etc.). No fiqueu el document en un ".zip" o ".rar".</text:p>
            </text:list-item>
          </text:list>
        </text:list-item>
        <text:list-item>
          <text:p text:style-name="P28">Quan s’entreguen documents, aquests han de tindre una bona presentació. Encara que siga xicotet, ha de tindre portada, índex, capçalera, peu de pàgina (amb nombre de pàgina), a més de ser coherent en estil.</text:p>
        </text:list-item>
        <text:list-item>
          <text:p text:style-name="P28">Quan s’entregue fitxers amb codi han d’estar correctament formatats i abundantment comentats. </text:p>
          <text:list>
            <text:list-item>
              <text:p text:style-name="P34"><text:span text:style-name="T19">Nota: podeu fer els comentaris dels programes a la llengua que vulgueu (Castellà, Valencià o Anglés).</text:span></text:p>
            </text:list-item>
          </text:list>
        </text:list-item>
      </text:list>
      <text:list xml:id="list3332651142" text:style-name="WWNum1">
        <text:list-item>
          <text:p text:style-name="P31">Les parts de redactat de l’activitat han de fer-se en valencià. No serem molt estrictes en gramàtica i ortografia, però almenys heu d’intentar fer-ho bé.</text:p>
        </text:list-item>
      </text:list>
      <text:p text:style-name="Standard"><text:soft-page-break/></text:p>
      <text:p text:style-name="P24"><text:span text:style-name="T12"><text:s/>❕</text:span><text:span text:style-name="T13"> </text:span><text:span text:style-name="T11">Atenció: </text:span>no complir aquestes consideracions pot reduir la nota fins a 3 punts.</text:p>
      <text:list xml:id="list44606668068454" text:continue-list="list44606771338834" text:style-name="WWNum5">
        <text:list-item>
          <text:p text:style-name="P35"><text:bookmark text:name="_2itjvswydgw7"/>Citació demostració d’autoria dels exercicis i castic per copia</text:p>
        </text:list-item>
      </text:list>
      <text:p text:style-name="Standard">Per a considerar un exercici realitzat, no basta únicament amb lliurar el codi amb comentaris. L’alumnat ha de SER CAPAÇ d’entendre i defendre el seu exercici a petició del professor i SER <text:s text:c="28"/></text:p>
      <text:p text:style-name="Standard">CAPAÇ de realitzar modificacions relacionades amb el mateix, amb el fi de demostrar l’adquisició de coneixement i evitar qualsevol sospita de còpia.</text:p>
      <text:p text:style-name="Standard"><text:span text:style-name="T19">Tot l’alumnat serà citat per a defendre en persona o videoconferència l’autoria completa d’aquest avaluable</text:span>. Si l’alumnat no pot fer aquesta defensa i aquestes modificacions, es considerarà que ha copiat l’exercici. <text:span text:style-name="T21">La còpia es castiga amb el suspens del mòdul complet.</text:span></text:p>
      <text:p text:style-name="P1"/>
      <text:list xml:id="list44608354033744" text:continue-numbering="true" text:style-name="WWNum5">
        <text:list-item>
          <text:p text:style-name="P36"><text:bookmark text:name="_42r7h17vh8ep"/>Entrevista tècnica</text:p>
        </text:list-item>
      </text:list>
      <text:p text:style-name="Standard">Aquesta activitat consisteix en la preparació per una entrevista tècnica per un lloc de treball on ens demanen coneixements de Python 3.</text:p>
      <text:p text:style-name="Standard"/>
      <text:p text:style-name="Standard">Resolent aquestes preguntes, a més de preparar l’entrevista tècnica, estem preparant un portfolio. Aquestes preguntes no són només un element a resoldre, sinó que seran la nostra imatge de cara a l’empresa.</text:p>
      <text:p text:style-name="P24"><text:span text:style-name="T12"><text:s/>❕</text:span><text:span text:style-name="T13"> </text:span><text:span text:style-name="T11">Atenció: </text:span>en aquesta activitat no volem acabar exercicis. Volem demostrar que sabem Python 3. Per aquest motiu <text:span text:style-name="T22">t</text:span><text:span text:style-name="T21">ot exercici sense abundants comentaris, serà qualificat amb un 0.</text:span> </text:p>
      <text:p text:style-name="P24"><text:span text:style-name="T21">Els comentaris podran fer-se en valencià, castellà o anglés.</text:span></text:p>
      <text:list xml:id="list44606821956048" text:continue-numbering="true" text:style-name="WWNum5">
        <text:list-item>
          <text:list>
            <text:list-item>
              <text:p text:style-name="P36"><text:bookmark text:name="_viyy9irjbnvt"/>Pregunta entrevista 01</text:p>
            </text:list-item>
          </text:list>
        </text:list-item>
      </text:list>
      <text:p text:style-name="Standard">Explica i posa un exemple senzill d’una funció lambda en Python 3.</text:p>
      <text:p text:style-name="Standard">Després, posa un exemple que utilitze els funcions de Python:</text:p>
      <text:p text:style-name="Standard">Utilitzant “map()” (i “list()” com recolzament per convertir a llista). Heu de llegir de teclat una cadena de text formada per números separats amb espai.</text:p>
      <text:p text:style-name="Standard">Si la cadena vaig comptar caràcters alfabètics, haurà de llançar una excepció.</text:p>
      <text:p text:style-name="Standard">Utilitzant “filter()”, elimina de la cadena anterior els números menors que 10.</text:p>
      <text:p text:style-name="Standard">Amb la cadena resultant i utilitzant “redueix()”, retorna la suma dels elements de la llista.</text:p>
      <text:list xml:id="list44607099269360" text:continue-numbering="true" text:style-name="WWNum5">
        <text:list-item>
          <text:list>
            <text:list-item>
              <text:p text:style-name="P35"><text:bookmark text:name="_iue3awf1svd8"/>Pregunta entrevista 02</text:p>
            </text:list-item>
          </text:list>
        </text:list-item>
      </text:list>
      <text:p text:style-name="P11"><text:soft-page-break/>Realitza una aplicació que comprove si una solució d'un Sudoku és correcta o no. L'explicació dels regles del Sudoku els teniu ací <text:a xlink:type="simple" xlink:href="https://es.wikipedia.org/wiki/sudoku" text:style-name="ListLabel_20_37" text:visited-style-name="ListLabel_20_37"><text:span text:style-name="T23">https://es.wikipedia.org/wiki/sudoku</text:span></text:a> </text:p>
      <text:p text:style-name="P11">El Sudoku serà llegit d’un fitxer “Sudoku.in”, format per 9 línies on cadascuna d’aquestes estarà formada per 9 números separats per espais. El programa ens mostrarà per consola i el resultat serà mostrat per consola si és correcte o no.</text:p>
      <text:p text:style-name="P11">Internament el programa realitzarà la comprovació de si el Sudoku és o no correcte en una funció definida com “def esSudokuCorrecto(miArrayBi)” que retornarà true si és correcte, false en cas contrari.</text:p>
      <text:p text:style-name="P11"/>
      <text:p text:style-name="P11"><text:span text:style-name="T11">Exemple de “Sudoku.in”</text:span></text:p>
      <text:p text:style-name="P11">1 2 3 4 5 6 7 8 9</text:p>
      <text:p text:style-name="Standard">1 2 3 4 5 6 7 8 9</text:p>
      <text:p text:style-name="Standard">1 2 3 4 5 6 7 8 9</text:p>
      <text:p text:style-name="Standard">1 2 3 4 5 6 7 8 9</text:p>
      <text:p text:style-name="Standard">1 2 3 4 5 6 7 8 9</text:p>
      <text:p text:style-name="Standard">1 2 3 4 5 6 7 8 9</text:p>
      <text:p text:style-name="Standard">1 2 3 4 5 6 7 8 9</text:p>
      <text:p text:style-name="Standard">1 2 3 4 5 6 7 8 9</text:p>
      <text:p text:style-name="P11"><text:span text:style-name="T11">Exemple eixida:</text:span></text:p>
      <text:p text:style-name="P11">Incorrecte</text:p>
      <text:list xml:id="list44608053717538" text:continue-numbering="true" text:style-name="WWNum5">
        <text:list-item>
          <text:list>
            <text:list-item>
              <text:p text:style-name="P35"><text:bookmark text:name="_ee7ha6i6dtf3"/>Pregunta entrevista 03</text:p>
            </text:list-item>
          </text:list>
        </text:list-item>
      </text:list>
      <text:p text:style-name="P16">Realitza una aplicació que sol·licite una cadena de text. El programa ha de dir quantes vegades ocorre cadascun d'aquests patrons sense distingir majúscules i minúscules: “00” “101”, “ABC”, “HO”. Un caràcter pot formar part de més d'un patró oposat. Per exemple:</text:p>
      <text:p text:style-name="P16">En la cadena “000” el patró “00” apareix dues vegades (una comença en la posició 0 i una altra comença en la posició 1).</text:p>
      <text:p text:style-name="P16">Internament el programa realitzarà el compte de patrons amb una funció definida com</text:p>
      <text:p text:style-name="P16">“def numeroPatrones(text)” que retornarà un nombre enter amb el nombre de patrons oposats.</text:p>
      <text:p text:style-name="Standard"/>
      <text:list xml:id="list44606621208520" text:continue-numbering="true" text:style-name="WWNum5">
        <text:list-item>
          <text:list>
            <text:list-item>
              <text:p text:style-name="P35"><text:bookmark text:name="_cbr7xhlha71c"/><text:soft-page-break/>Pregunta entrevista 04</text:p>
            </text:list-item>
          </text:list>
        </text:list-item>
      </text:list>
      <text:p text:style-name="Standard">Realitza una aplicació que reba en codi mitjançant un array bidimensional (de longitud variable) un escenari de Buscaminas, on hi haja un 0 on no hi ha mines i un -1 on si hi ha. Per a cada casella que no tinga una mina, diga quantes mines adjacents hi ha (en diagonal, horitzontal i vertical).</text:p>
      <text:p text:style-name="Standard">Internament el programa realitzarà les accions amb una funció definida com a “def contandoMinas(miCampo)” que retornarà un array bidimensional amb el nombre de mines adjacents en cada posició.</text:p>
      <text:p text:style-name="Standard"/>
      <text:p text:style-name="Standard"><text:span text:style-name="T11">Exemple Entrada</text:span></text:p>
      <text:p text:style-name="Standard">0 0 -1 0</text:p>
      <text:p text:style-name="Standard">0 -1 -1 0</text:p>
      <text:p text:style-name="Standard"><text:span text:style-name="T11">Exemple Eixida</text:span></text:p>
      <text:p text:style-name="Standard">1 3 -1 2</text:p>
      <text:p text:style-name="Standard">1 -1 -1 2</text:p>
      <text:list xml:id="list44607618464021" text:continue-numbering="true" text:style-name="WWNum5">
        <text:list-item>
          <text:list>
            <text:list-item>
              <text:p text:style-name="P35"><text:bookmark text:name="_8k3r29acb6os"/>Pregunta entrevista 05</text:p>
            </text:list-item>
          </text:list>
        </text:list-item>
      </text:list>
      <text:p text:style-name="Standard">Dissenya les classes necessàries per a un programa que permeta la gestió completa de les següents dades:</text:p>
      <text:list xml:id="list3980495388" text:style-name="WWNum3">
        <text:list-item>
          <text:p text:style-name="P26"><text:span text:style-name="T11">Escola</text:span>: contindrà la informació de les escoles (nom, localitat, responsable...).</text:p>
        </text:list-item>
        <text:list-item>
          <text:p text:style-name="P29"><text:span text:style-name="T11">Professor</text:span>: contindrà informació dels professors que treballen allí (nom, tipus (ciències, lletres o mixt)).</text:p>
        </text:list-item>
        <text:list-item>
          <text:p text:style-name="P32"><text:span text:style-name="T11">Alumne</text:span>: contindrà la informació dels alumnes de l'escola (nom, curs, professor responsable (només un)).</text:p>
        </text:list-item>
      </text:list>
      <text:p text:style-name="Standard">Tingues en compte que una escola pot tenir diversos professors i Alumne.</text:p>
      <text:p text:style-name="Standard">No hi ha un alumne que vaja a dues escoles diferents, ni dos professors que treballen en diferents escoles. Per tant trieu l'estructura d'objectes més adequada per al seu correcte emmagatzematge.</text:p>
      <text:p text:style-name="Standard">Les classes han de tindre mètodes per gestionar correctament tots els elements, amb les seues corresponents operacions (inserció, modificació, esborrat, visualització, etc.)</text:p>
      <text:p text:style-name="Standard"/>
      <text:p text:style-name="Standard"/>
      <text:list xml:id="list44607726915751" text:continue-list="list44607618464021" text:style-name="WWNum5">
        <text:list-item>
          <text:list>
            <text:list-item>
              <text:p text:style-name="P35"><text:bookmark text:name="_soil8dlmecdc"/>Pregunta entrevista 06</text:p>
            </text:list-item>
          </text:list>
        </text:list-item>
      </text:list>
      <text:p text:style-name="Standard"><text:soft-page-break/>Realitza un programa que rebrà per paràmetres de consola dos noms: <text:s/>el del fitxer d’entrada i el del fitxer d’eixida.</text:p>
      <text:p text:style-name="Standard">El programa implementarà dues funcions: “esPalindromo” i “esPrimo”.</text:p>
      <text:p text:style-name="Standard">El programa ha de llegir el fitxer d’entrada. Aquest fitxer conte un número per línia (no s’especifica quantes línies, ha de funcionar per qualsevol número).</text:p>
      <text:p text:style-name="Standard">El nostre programa ha d’imprimir en el fitxer d’eixida dues línies i després un llistat amb un número per línia: </text:p>
      <text:list xml:id="list1278797615" text:style-name="WWNum4">
        <text:list-item>
          <text:p text:style-name="P27">La primera línia ha de dir <text:s/>quants números eren “palíndroms” (capicua)</text:p>
        </text:list-item>
        <text:list-item>
          <text:p text:style-name="P30">Una altra línia dient quants eren “cosins”.</text:p>
        </text:list-item>
        <text:list-item>
          <text:p text:style-name="P33">Finalment, “n” línies indicant quins “n” números eren al mateix temps cosins i palíndroms.</text:p>
        </text:list-item>
      </text:list>
      <text:p text:style-name="Standard"/>
      <text:p text:style-name="Standard">Per exemple:</text:p>
      <text:p text:style-name="Standard"><text:span text:style-name="T11">Fitxer “exempleEntrada.txt”</text:span></text:p>
      <text:p text:style-name="Standard">5</text:p>
      <text:p text:style-name="Standard">7</text:p>
      <text:p text:style-name="Standard">11</text:p>
      <text:p text:style-name="Standard">13</text:p>
      <text:p text:style-name="Standard">14</text:p>
      <text:p text:style-name="Standard">15</text:p>
      <text:p text:style-name="Standard">22</text:p>
      <text:p text:style-name="Standard"><text:span text:style-name="T11">Fitxer “exempleEixida.txt”</text:span></text:p>
      <text:p text:style-name="Standard">Hi han 4 números palíndroms.</text:p>
      <text:p text:style-name="Standard">Hi han 3 números cosins.</text:p>
      <text:p text:style-name="Standard">5</text:p>
      <text:p text:style-name="Standard"><text:soft-page-break/>7</text:p>
      <text:p text:style-name="Standard">11</text:p>
      <text:p text:style-name="Standard"/>
      <text:p text:style-name="Standard">A més, per tal de tindre aquest programa en un executable i poder distribuir-ho haurem d’empacar el programa en un executable utilitzant la biblioteca <text:a xlink:type="simple" xlink:href="https://www.pyinstaller.org/" text:style-name="ListLabel_20_37" text:visited-style-name="ListLabel_20_37"><text:span text:style-name="T23">https://www.pyinstaller.org/</text:span></text:a>.</text:p>
      <text:list xml:id="list44607932621882" text:continue-list="list44607726915751" text:style-name="WWNum5">
        <text:list-item>
          <text:list>
            <text:list-item>
              <text:p text:style-name="P35"><text:bookmark text:name="_vw8rw3phwpgn"/>Pregunta entrevista 07</text:p>
            </text:list-item>
          </text:list>
        </text:list-item>
      </text:list>
      <text:p text:style-name="Standard">Crea un programa Python 3 que ens ajude a organitzar els fitxers de la carpeta actual. El programa tindrà una llista amb extensions de programes (ha de funcionar amb qualsevol). </text:p>
      <text:p text:style-name="Standard">El programa en executar-se, per cada extensió, mourà tots els fitxers amb eixa extensió a una carpeta amb eixe nom.</text:p>
      <text:p text:style-name="Standard">Per exemple, <text:s/>amb llista=[“png”,”mp4”, “doc”], el programa mouria tots els fitxers amb extensió “.png” de la carpeta actual a una carpeta anomenada “png”. El mateix amb els fitxers “.mp4” a <text:s/>la carpeta “mp4” i els fitxers “.doc” amb la carpeta “doc”.</text:p>
      <text:p text:style-name="Standard"/>
      <text:p text:style-name="Standard">A més, per tal de tindre aquest programa en un executable i poder distribuir-ho haurem d’empacar el programa en un executable utilitzant la biblioteca <text:a xlink:type="simple" xlink:href="https://www.pyinstaller.org/" text:style-name="ListLabel_20_37" text:visited-style-name="ListLabel_20_37"><text:span text:style-name="T23">https://www.pyinstaller.org/</text:span></text:a>.</text:p>
      <text:list xml:id="list44607949263942" text:continue-numbering="true" text:style-name="WWNum5">
        <text:list-item>
          <text:list>
            <text:list-item>
              <text:p text:style-name="P35"><text:bookmark text:name="_8l72fx451459"/>Pregunta entrevista 08</text:p>
            </text:list-item>
          </text:list>
        </text:list-item>
      </text:list>
      <text:p text:style-name="Standard">Utilitzant la biblioteca <text:a xlink:type="simple" xlink:href="https://pypi.org/project/python-barcode/" text:style-name="ListLabel_20_37" text:visited-style-name="ListLabel_20_37"><text:span text:style-name="T23">https://pypi.org/project/python-barcode/</text:span></text:a>, hem de llegir un fitxer “.csv” passat per paràmetres de consola.</text:p>
      <text:p text:style-name="Standard">Aquest fitxer tindrà un format en el qual cada línia usarà “nomalumne,ID”.</text:p>
      <text:p text:style-name="Standard">Per exemple</text:p>
      <text:p text:style-name="Standard">“Alumne 01”,”1”</text:p>
      <text:p text:style-name="Standard">“Alumne 02”,”2”</text:p>
      <text:p text:style-name="Standard">Haurem de fer un programa, que llegint eixe fitxer “.csv” genere per cada alumne genere un fitxer “nomalumne.png” amb un codi de barres en format “EAN 13” que tinga com informació el “ID” de l’alumne.</text:p>
      <text:p text:style-name="Standard"/>
      <text:list xml:id="list44607852161294" text:continue-numbering="true" text:style-name="WWNum5">
        <text:list-item>
          <text:list>
            <text:list-item>
              <text:p text:style-name="P35"><text:bookmark text:name="_e118bn52s19y"/>Pregunta entrevista 09</text:p>
            </text:list-item>
          </text:list>
        </text:list-item>
      </text:list>
      <text:p text:style-name="Standard">Complementant la pregunta anterior i utilitzant com a base el següent exemple de codi <text:a xlink:type="simple" xlink:href="https://www.geeksforgeeks.org/how-to-make-a-barcode-reader-in-python/" text:style-name="ListLabel_20_37" text:visited-style-name="ListLabel_20_37"><text:span text:style-name="T23">https://www.geeksforgeeks.org/how-to-make-a-barcode-reader-in-python/</text:span></text:a> fes un programa que llegisca tots els “.png” d’un directori i ens diga el nom d’alumne i el seu ID. (Recorda, el nom de l’alumne és el nom del “.png” i el ID has d’extraure-lo del codi de barres).</text:p>
      <text:p text:style-name="Standard"/>
      <text:list xml:id="list44607534977167" text:continue-numbering="true" text:style-name="WWNum5">
        <text:list-item>
          <text:list>
            <text:list-item>
              <text:p text:style-name="P35"><text:bookmark text:name="_uagkr6qiqv6g"/><text:soft-page-break/>Pregunta entrevista 10</text:p>
            </text:list-item>
          </text:list>
        </text:list-item>
      </text:list>
      <text:p text:style-name="Standard">Crea un programa que tinga una interfície gràfica” senzilla usant <text:s/>“Kivy”, un entorn multiplataforma per Python <text:a xlink:type="simple" xlink:href="https://kivy.org" text:style-name="ListLabel_20_37" text:visited-style-name="ListLabel_20_37"><text:span text:style-name="T23">https://kivy.org</text:span></text:a>.</text:p>
      <text:p text:style-name="Standard">Aquest programa, en arrancar, carregara un fitxer (“users.csv”) que per cada línia tindrà un usuari tindrà el següent format:</text:p>
      <text:p text:style-name="Standard">“user”:”passwordinSHA”</text:p>
      <text:p text:style-name="Standard"/>
      <text:p text:style-name="Standard">La interfície gràfica que tindrà dos camps de text, “usuari” i “contrasenya” (en text pla, però oculta en teclejar) i un botó “comprovar”.</text:p>
      <text:p text:style-name="Standard">Si l’usuari existeix i la contrasenya és correcta, mostrarà un missatge de “OK”. En cas contrari, un missatge “ERROR”.</text:p>
      <text:p text:style-name="Standard"/>
      <text:p text:style-name="Standard"><text:span text:style-name="T11">NOTA</text:span>: recorda, per comprovar si una contrasenya en SHA és correcta, aprofitant les propietats de les funcions “hash” <text:a xlink:type="simple" xlink:href="https://es.wikipedia.org/wiki/Funci%C3%B3n_hash" text:style-name="ListLabel_20_37" text:visited-style-name="ListLabel_20_37"><text:span text:style-name="T23">https://es.wikipedia.org/wiki/Funci%C3%B3n_hash</text:span></text:a> el que has de fer és obtenir el “hash” de la contrasenya en text pla i comparar eixe “hash” obtingut amb el “hash” emmagatzemar. Si són iguals, la contrasenya és correcta.</text:p>
      <text:list xml:id="list44608657858803" text:continue-numbering="true" text:style-name="WWNum5">
        <text:list-item>
          <text:list>
            <text:list-item>
              <text:p text:style-name="P35"><text:bookmark text:name="_za5gxeh5rekm"/>Pregunta entrevista 11</text:p>
            </text:list-item>
          </text:list>
        </text:list-item>
      </text:list>
      <text:p text:style-name="Standard">Replica aquest exemple de Python 3 per fer reconeixement de text en imatges. Afegeix comentaris per explicar el seu ús.</text:p>
      <text:p text:style-name="Standard"><text:a xlink:type="simple" xlink:href="https://towardsdatascience.com/building-a-simple-text-recognizer-in-python-93e453ddb759" text:style-name="ListLabel_20_37" text:visited-style-name="ListLabel_20_37"><text:span text:style-name="T23">https://towardsdatascience.com/building-a-simple-text-recognizer-in-python-93e453ddb759</text:span></text:a></text:p>
      <text:p text:style-name="Standard"/>
      <text:list xml:id="list44608353089711" text:continue-numbering="true" text:style-name="WWNum5">
        <text:list-item>
          <text:list>
            <text:list-item>
              <text:p text:style-name="P35"><text:bookmark text:name="_1njrcxtecf6g"/>Pregunta entrevista 12</text:p>
            </text:list-item>
          </text:list>
        </text:list-item>
      </text:list>
      <text:p text:style-name="Standard">Utilitzant la biblioteca de Python 3 “requests” i basant-se en exemples com</text:p>
      <text:p text:style-name="Standard"><text:a xlink:type="simple" xlink:href="https://pythonizando.com/consumir-una-api-rest-con-python-3-usando-requests/" text:style-name="ListLabel_20_37" text:visited-style-name="ListLabel_20_37"><text:span text:style-name="T23">https://pythonizando.com/consumir-una-api-rest-con-python-3-usando-requests/</text:span></text:a></text:p>
      <text:p text:style-name="Standard">Fes un programa que consumeix l’API de “Rick and Morty” <text:a xlink:type="simple" xlink:href="https://rickandmortyapi.com/" text:style-name="ListLabel_20_37" text:visited-style-name="ListLabel_20_37"><text:span text:style-name="T23">https://rickandmortyapi.com/</text:span></text:a></text:p>
      <text:p text:style-name="Standard">El nostre programa ens permetrà dient una espècie (atribut “specie”), quins personatges són d’eixa espècie.</text:p>
      <text:p text:style-name="Standard"/>
      <text:list xml:id="list44608355049705" text:continue-numbering="true" text:style-name="WWNum5">
        <text:list-item>
          <text:list>
            <text:list-item>
              <text:p text:style-name="P35"><text:bookmark text:name="_xwzriuao28x1"/>Pregunta entrevista 13</text:p>
            </text:list-item>
          </text:list>
        </text:list-item>
      </text:list>
      <text:p text:style-name="Standard">El problema de les 8 Reines és àmpliament conegut</text:p>
      <text:p text:style-name="Standard"><text:soft-page-break/><text:a xlink:type="simple" xlink:href="https://es.wikipedia.org/wiki/problema_de_las_ocho_reinas" text:style-name="ListLabel_20_37" text:visited-style-name="ListLabel_20_37"><text:span text:style-name="T23">https://es.wikipedia.org/wiki/problema_de_las_ocho_reinas</text:span></text:a></text:p>
      <text:p text:style-name="Standard">Anem a donar-li una volta i anem a proposar el problema de les N reines.</text:p>
      <text:p text:style-name="Standard">Volem que faces un programa, que per a un nombre N <text:s/>(4 &lt;= N &lt;= 10) calcule de quantes formes <text:span text:style-name="T19">diferents</text:span> es podem col·locar N reines en un tauler de NxN dimensions.</text:p>
      <text:p text:style-name="Standard"/>
      <text:p text:style-name="Standard">NOTA: no s’admeten pre-calculs, el programa ha de calcular les solucions.</text:p>
      <text:p text:style-name="Standard"/>
      <text:p text:style-name="Standard">Per probar, els resultats haurien de ser:</text:p>
      <text:p text:style-name="Standard"><text:span text:style-name="T11">Tamany N <text:tab/>Solucions diferents <text:tab/>Solucions totals (sense eliminar repeticions)</text:span></text:p>
      <text:p text:style-name="Standard">4 <text:tab/><text:tab/>1 <text:tab/><text:tab/><text:tab/>2</text:p>
      <text:p text:style-name="Standard">5 <text:tab/><text:tab/>2 <text:tab/><text:tab/><text:tab/>10</text:p>
      <text:p text:style-name="Standard">6 <text:tab/><text:tab/>1 <text:tab/><text:tab/><text:tab/>4</text:p>
      <text:p text:style-name="Standard">7 <text:tab/><text:tab/>6 <text:tab/><text:tab/><text:tab/>40</text:p>
      <text:p text:style-name="Standard">8 <text:tab/><text:tab/>12 <text:tab/><text:tab/><text:tab/>92</text:p>
      <text:p text:style-name="Standard">9 <text:tab/><text:tab/>46 <text:tab/><text:tab/><text:tab/>352</text:p>
      <text:p text:style-name="Standard">10 <text:tab/><text:tab/>92 <text:tab/><text:tab/><text:tab/>724</text:p>
      <text:p text:style-name="Standard">11 <text:tab/><text:tab/>341 <text:tab/><text:tab/><text:tab/>2,680</text:p>
      <text:p text:style-name="Standard">12 <text:tab/><text:tab/>1,787 <text:tab/><text:tab/><text:tab/>14,200</text:p>
      <text:p text:style-name="Standard"/>
      <text:list xml:id="list44607872528322" text:continue-numbering="true" text:style-name="WWNum5">
        <text:list-item>
          <text:list>
            <text:list-item>
              <text:p text:style-name="P35"><text:bookmark text:name="_fecl4ysxugpx"/>Pregunta entrevista 14</text:p>
            </text:list-item>
          </text:list>
        </text:list-item>
      </text:list>
      <text:p text:style-name="Standard">Fes un programa que llegisca d’un fitxer que es passe com a paràmetre, un llistat de paraules (una paraula per línia). Aquestes paraules serà un llistat de “paraules prohibides”.</text:p>
      <text:p text:style-name="Standard">Utilitzant la biblioteca <text:a xlink:type="simple" xlink:href="https://pyperclip.readthedocs.io/en/latest/" text:style-name="ListLabel_20_37" text:visited-style-name="ListLabel_20_37"><text:span text:style-name="T23">https://pyperclip.readthedocs.io/en/latest/</text:span></text:a>, realitzeu un programa que quan copies alguna cosa del porta-retalls, analitze el text copiat i substituïsca de les paraules prohibides (sense distingir majúscules i minúscules) els caràcters de les paraules prohibides al llistat per * i el torne a copiar al porta-retalls.</text:p>
      <text:p text:style-name="Standard"><text:soft-page-break/></text:p>
      <text:p text:style-name="Standard"/>
      <text:p text:style-name="Standard"/>
      <text:p text:style-name="Standard"/>
      <text:p text:style-name="Standard"><text:span text:style-name="T11">Exemple de funcionament:</text:span></text:p>
      <text:p text:style-name="Standard"/>
      <text:p text:style-name="Standard">Cridem al programa “programa.py llista.txt”</text:p>
      <text:p text:style-name="Standard"/>
      <text:p text:style-name="Standard">El fitxer “llista.txt” content les paraules:</text:p>
      <text:p text:style-name="Standard">Hola</text:p>
      <text:p text:style-name="Standard">pYThon</text:p>
      <text:p text:style-name="Standard"/>
      <text:p text:style-name="Standard">Amb el programa en marxa, si copie al porta-retalls la frase “HOLA Sergi viva PYTHON”, hauria de modificar al porta-retalls aquesta frase i deixar-la com “**** Sergi viva ******”, de forma que quan peguem, es pegue aquesta segona versió.</text:p>
      <text:p text:style-name="Standard"/>
      <text:p text:style-name="Standard"/>
      <text:p text:style-name="Standard"><text:span text:style-name="T11">Nota per la instal·lació de la biblioteca PyperClip:</text:span></text:p>
      <text:p text:style-name="Standard">Podeu instal·lar-la amb “pip3 install pyperclip”.</text:p>
      <text:p text:style-name="Standard">Si vos dona "Not implemented Error”, instal·leu els següents programes.</text:p>
      <text:p text:style-name="Standard">“sudo apt-get install xsel”</text:p>
      <text:p text:style-name="Standard">“sudo apt-get install xcli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es de gestió empresarial <text:tab/><text:tab/>UD05. Activitats avaluables</text:span></text:p>
      </style:header>
      <style:footer>
        <text:p text:style-name="MP4"><text:span text:style-name="MT1">Sistemes de gestió empresarial<text:tab/><text:tab/>UD05 - Pàgina </text:span><text:page-number text:select-page="current">11</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1" meta:paragraph-count="187" meta:word-count="2197" meta:character-count="13714" meta:non-whitespace-character-count="11614"/>
    <meta:generator>LibreOfficeDev/6.0.5.2$Linux_X86_64 LibreOffice_project/</meta:generator>
  </office:meta>
</office:document-meta>
</file>